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917cm" draw:marker-start-width="1.575cm" draw:marker-end-width="1.575cm" draw:fill="none" draw:textarea-vertical-align="middle" fo:padding-top="0.583cm" fo:padding-bottom="0.583cm" fo:padding-left="0.708cm" fo:padding-right="0.708cm"/>
    </style:style>
    <style:style style:name="gr2" style:family="graphic" style:parent-style-name="standard">
      <style:graphic-properties svg:stroke-color="#000000" draw:fill-color="#ff0000" draw:textarea-horizontal-align="justify" draw:textarea-vertical-align="middle" draw:auto-grow-height="false" fo:min-height="2.853cm" fo:min-width="2.603cm"/>
    </style:style>
    <style:style style:name="gr3" style:family="graphic" style:parent-style-name="standard">
      <style:graphic-properties svg:stroke-color="#000000" draw:fill-color="#0066ff" draw:textarea-horizontal-align="justify" draw:textarea-vertical-align="middle" draw:auto-grow-height="false" fo:min-height="0.131cm" fo:min-width="0.262cm"/>
    </style:style>
    <style:style style:name="gr4" style:family="graphic" style:parent-style-name="standard">
      <style:graphic-properties svg:stroke-color="#000000" draw:fill-color="#0066ff" draw:textarea-horizontal-align="justify" draw:textarea-vertical-align="middle" draw:auto-grow-height="false" fo:min-height="2.29cm" fo:min-width="1.532cm"/>
    </style:style>
    <style:style style:name="gr5" style:family="graphic" style:parent-style-name="standard">
      <style:graphic-properties svg:stroke-color="#000000" draw:fill-color="#000000" draw:textarea-horizontal-align="justify" draw:textarea-vertical-align="middle" draw:auto-grow-height="false" fo:min-height="1.274cm" fo:min-width="0cm"/>
    </style:style>
    <style:style style:name="gr6" style:family="graphic" style:parent-style-name="standard">
      <style:graphic-properties svg:stroke-color="#000000" draw:fill-color="#000000" draw:opacity="100%" draw:textarea-horizontal-align="justify" draw:textarea-vertical-align="middle" draw:auto-grow-height="false" fo:min-height="0cm" fo:min-width="0cm"/>
    </style:style>
    <style:style style:name="gr7" style:family="graphic" style:parent-style-name="standard">
      <style:graphic-properties svg:stroke-color="#000000" draw:fill-color="#000000" draw:textarea-horizontal-align="justify" draw:textarea-vertical-align="middle" draw:auto-grow-height="false" fo:min-height="0cm" fo:min-width="0cm"/>
    </style:style>
    <style:style style:name="gr8" style:family="graphic" style:parent-style-name="standard">
      <style:graphic-properties svg:stroke-color="#000000" draw:fill-color="#3399ff" draw:textarea-horizontal-align="justify" draw:textarea-vertical-align="middle" draw:auto-grow-height="false" fo:min-height="1.909cm" fo:min-width="1.278cm"/>
    </style:style>
    <style:style style:name="gr9" style:family="graphic" style:parent-style-name="standard">
      <style:graphic-properties svg:stroke-color="#000000" draw:fill="gradient" draw:fill-color="#008000" draw:fill-gradient-name="Gradient_20_17" draw:textarea-horizontal-align="justify" draw:textarea-vertical-align="middle" draw:auto-grow-height="false" fo:min-height="0.558cm" fo:min-width="0.251cm"/>
    </style:style>
    <style:style style:name="gr10" style:family="graphic" style:parent-style-name="standard">
      <style:graphic-properties svg:stroke-color="#000000" draw:fill-color="#ff9900" draw:textarea-horizontal-align="justify" draw:textarea-vertical-align="middle" draw:auto-grow-height="false" fo:min-height="1.307cm" fo:min-width="0cm"/>
    </style:style>
    <style:style style:name="gr11" style:family="graphic" style:parent-style-name="standard">
      <style:graphic-properties svg:stroke-color="#000000" draw:fill-color="#ffff00" draw:textarea-vertical-align="middle" draw:auto-grow-height="false" fo:min-height="2.098cm" fo:min-width="1.848cm"/>
    </style:style>
    <style:style style:name="gr12" style:family="graphic" style:parent-style-name="objectwithoutfill">
      <style:graphic-properties svg:stroke-width="0.917cm" svg:stroke-color="#008080" draw:marker-start-width="1.575cm" draw:marker-end-width="1.575cm" draw:fill="none" draw:textarea-vertical-align="middle" fo:padding-top="0.583cm" fo:padding-bottom="0.583cm" fo:padding-left="0.708cm" fo:padding-right="0.708cm"/>
    </style:style>
    <style:style style:name="gr13" style:family="graphic" style:parent-style-name="objectwithoutfill">
      <style:graphic-properties svg:stroke-width="0.917cm" svg:stroke-color="#000000" draw:marker-start-width="1.575cm" draw:marker-end-width="1.575cm" draw:fill="none" draw:textarea-vertical-align="middle" fo:padding-top="0.583cm" fo:padding-bottom="0.583cm" fo:padding-left="0.708cm" fo:padding-right="0.708cm"/>
    </style:style>
    <style:style style:name="gr14" style:family="graphic" style:parent-style-name="objectwithoutfill">
      <style:graphic-properties svg:stroke-width="0.917cm" svg:stroke-color="#cccc00" draw:marker-start-width="1.575cm" draw:marker-end-width="1.575cm" draw:fill="none" draw:textarea-vertical-align="middle" fo:padding-top="0.583cm" fo:padding-bottom="0.583cm" fo:padding-left="0.708cm" fo:padding-right="0.708cm"/>
    </style:style>
    <style:style style:name="gr15" style:family="graphic" style:parent-style-name="objectwithoutfill">
      <style:graphic-properties draw:stroke="dash" draw:stroke-dash="Ultrafine_20_Dashed" svg:stroke-width="0.917cm" svg:stroke-color="#cccc00" draw:marker-start-width="1.575cm" draw:marker-end-width="1.575cm" draw:fill="none" draw:textarea-vertical-align="middle" fo:padding-top="0.583cm" fo:padding-bottom="0.583cm" fo:padding-left="0.708cm" fo:padding-right="0.708cm"/>
    </style:style>
    <style:style style:name="gr16" style:family="graphic" style:parent-style-name="objectwithoutfill">
      <style:graphic-properties draw:stroke="solid" draw:stroke-dash="Ultrafine_20_Dashed" svg:stroke-width="0.917cm" svg:stroke-color="#ff3333" draw:marker-start-width="1.566cm" draw:marker-end-width="1.566cm" draw:fill="none" draw:textarea-vertical-align="middle" fo:padding-top="0.574cm" fo:padding-bottom="0.574cm" fo:padding-left="0.699cm" fo:padding-right="0.699cm"/>
    </style:style>
    <style:style style:name="P1" style:family="paragraph">
      <loext:graphic-properties draw:fill="none"/>
      <style:paragraph-properties fo:text-align="center"/>
    </style:style>
    <style:style style:name="P2" style:family="paragraph">
      <loext:graphic-properties draw:fill-color="#ff0000"/>
      <style:paragraph-properties fo:text-align="center"/>
    </style:style>
    <style:style style:name="P3" style:family="paragraph">
      <loext:graphic-properties draw:fill-color="#0066ff"/>
      <style:paragraph-properties fo:text-align="center"/>
    </style:style>
    <style:style style:name="P4" style:family="paragraph">
      <loext:graphic-properties draw:fill-color="#000000"/>
      <style:paragraph-properties fo:text-align="center"/>
    </style:style>
    <style:style style:name="P5" style:family="paragraph">
      <loext:graphic-properties draw:fill-color="#000000" draw:opacity="100%"/>
      <style:paragraph-properties fo:text-align="center"/>
    </style:style>
    <style:style style:name="P6" style:family="paragraph">
      <loext:graphic-properties draw:fill-color="#3399ff"/>
      <style:paragraph-properties fo:text-align="center"/>
    </style:style>
    <style:style style:name="P7" style:family="paragraph">
      <loext:graphic-properties draw:fill="gradient" draw:fill-color="#008000" draw:fill-gradient-name="Gradient_20_17"/>
      <style:paragraph-properties fo:text-align="center"/>
    </style:style>
    <style:style style:name="P8" style:family="paragraph">
      <loext:graphic-properties draw:fill-color="#ff9900"/>
      <style:paragraph-properties fo:text-align="center"/>
    </style:style>
    <style:style style:name="P9" style:family="paragraph">
      <loext:graphic-properties draw:fill-color="#ffff00"/>
      <style:paragraph-properties fo:text-align="center"/>
    </style:style>
  </office:automatic-styles>
  <office:body>
    <office:drawing>
      <draw:page draw:name="page1" draw:style-name="dp1" draw:master-page-name="Default">
        <draw:g>
          <draw:g>
            <draw:connector draw:style-name="gr1" draw:text-style-name="P1" draw:layer="layout" draw:type="curve" svg:x1="7.895cm" svg:y1="18.707cm" svg:x2="10.088cm" svg:y2="3.891cm" svg:d="M7895 18707c0-11112 2193-3704 2193-14816" svg:viewBox="0 0 2194 14817">
              <text:p/>
            </draw:connector>
            <draw:custom-shape draw:style-name="gr2" draw:text-style-name="P2" draw:layer="layout" svg:width="4.387cm" svg:height="4.387cm" svg:x="6.817cm" svg:y="8.856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draw:g>
              <draw:custom-shape draw:style-name="gr3" draw:text-style-name="P3" draw:layer="layout" svg:width="0.762cm" svg:height="0.381cm" svg:x="7.532cm" svg:y="16.956cm">
                <text:p/>
                <draw:enhanced-geometry svg:viewBox="0 0 21600 21600" draw:type="rectangle" draw:enhanced-path="M 0 0 L 21600 0 21600 21600 0 21600 0 0 Z N"/>
              </draw:custom-shape>
              <draw:custom-shape draw:style-name="gr4" draw:text-style-name="P3" draw:layer="layout" svg:width="2.032cm" svg:height="2.54cm" svg:x="6.897cm" svg:y="17.337cm">
                <text:p/>
                <draw:enhanced-geometry svg:viewBox="0 0 21600 21600" draw:type="rectangle" draw:enhanced-path="M 0 0 L 21600 0 21600 21600 0 21600 0 0 Z N"/>
              </draw:custom-shape>
              <draw:custom-shape draw:style-name="gr5" draw:text-style-name="P4" draw:layer="layout" svg:width="0.419cm" svg:height="1.524cm" svg:x="9.018cm" svg:y="18.353cm">
                <text:p/>
                <draw:enhanced-geometry svg:viewBox="0 0 21600 21600" draw:type="rectangle" draw:enhanced-path="M 0 0 L 21600 0 21600 21600 0 21600 0 0 Z N"/>
              </draw:custom-shape>
              <draw:custom-shape draw:style-name="gr5" draw:text-style-name="P4" draw:layer="layout" svg:width="0.419cm" svg:height="1.524cm" svg:x="6.389cm" svg:y="18.353cm">
                <text:p/>
                <draw:enhanced-geometry svg:viewBox="0 0 21600 21600" draw:type="rectangle" draw:enhanced-path="M 0 0 L 21600 0 21600 21600 0 21600 0 0 Z N"/>
              </draw:custom-shape>
              <draw:custom-shape draw:style-name="gr6" draw:text-style-name="P5" draw:layer="layout" svg:width="0.127cm" svg:height="0.127cm" svg:x="7.659cm" svg:y="17.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svg:x="8.04cm" svg:y="17.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svg:x="7.024cm" svg:y="17.591cm">
                <text:p/>
                <draw:enhanced-geometry svg:viewBox="0 0 21600 21600" draw:type="rectangle" draw:enhanced-path="M 0 0 L 21600 0 21600 21600 0 21600 0 0 Z N"/>
              </draw:custom-shape>
              <draw:custom-shape draw:style-name="gr8" draw:text-style-name="P6" draw:layer="layout" svg:width="1.778cm" svg:height="2.159cm" svg:x="7.024cm" svg:y="17.591cm">
                <text:p/>
                <draw:enhanced-geometry svg:viewBox="0 0 21600 21600" draw:type="rectangle" draw:enhanced-path="M 0 0 L 21600 0 21600 21600 0 21600 0 0 Z N"/>
              </draw:custom-shape>
            </draw:g>
            <draw:custom-shape draw:style-name="gr9" draw:text-style-name="P7" draw:layer="layout" svg:width="1.501cm" svg:height="2.424cm" draw:transform="rotate (-3.14159265358979) translate (8.664cm 16.9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svg:x="7.469cm" svg:y="16.0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connector draw:style-name="gr1" draw:text-style-name="P1" draw:layer="layout" draw:type="curve" svg:x1="23.073cm" svg:y1="18.707cm" svg:x2="25.266cm" svg:y2="3.891cm" svg:d="M23073 18707c0-11112 2193-3704 2193-14816" svg:viewBox="0 0 2194 14817">
              <text:p/>
            </draw:connector>
            <draw:custom-shape draw:style-name="gr2" draw:text-style-name="P2" draw:layer="layout" svg:width="4.387cm" svg:height="4.387cm" svg:x="21.995cm" svg:y="8.856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draw:g>
              <draw:custom-shape draw:style-name="gr3" draw:text-style-name="P3" draw:layer="layout" svg:width="0.762cm" svg:height="0.381cm" svg:x="22.71cm" svg:y="15.456cm">
                <text:p/>
                <draw:enhanced-geometry svg:viewBox="0 0 21600 21600" draw:type="rectangle" draw:enhanced-path="M 0 0 L 21600 0 21600 21600 0 21600 0 0 Z N"/>
              </draw:custom-shape>
              <draw:custom-shape draw:style-name="gr4" draw:text-style-name="P3" draw:layer="layout" svg:width="2.032cm" svg:height="2.54cm" svg:x="22.075cm" svg:y="15.837cm">
                <text:p/>
                <draw:enhanced-geometry svg:viewBox="0 0 21600 21600" draw:type="rectangle" draw:enhanced-path="M 0 0 L 21600 0 21600 21600 0 21600 0 0 Z N"/>
              </draw:custom-shape>
              <draw:custom-shape draw:style-name="gr5" draw:text-style-name="P4" draw:layer="layout" svg:width="0.419cm" svg:height="1.524cm" svg:x="24.196cm" svg:y="16.853cm">
                <text:p/>
                <draw:enhanced-geometry svg:viewBox="0 0 21600 21600" draw:type="rectangle" draw:enhanced-path="M 0 0 L 21600 0 21600 21600 0 21600 0 0 Z N"/>
              </draw:custom-shape>
              <draw:custom-shape draw:style-name="gr5" draw:text-style-name="P4" draw:layer="layout" svg:width="0.419cm" svg:height="1.524cm" svg:x="21.567cm" svg:y="16.853cm">
                <text:p/>
                <draw:enhanced-geometry svg:viewBox="0 0 21600 21600" draw:type="rectangle" draw:enhanced-path="M 0 0 L 21600 0 21600 21600 0 21600 0 0 Z N"/>
              </draw:custom-shape>
              <draw:custom-shape draw:style-name="gr6" draw:text-style-name="P5" draw:layer="layout" svg:width="0.127cm" svg:height="0.127cm" svg:x="22.837cm" svg:y="15.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svg:x="23.218cm" svg:y="15.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svg:x="22.202cm" svg:y="16.091cm">
                <text:p/>
                <draw:enhanced-geometry svg:viewBox="0 0 21600 21600" draw:type="rectangle" draw:enhanced-path="M 0 0 L 21600 0 21600 21600 0 21600 0 0 Z N"/>
              </draw:custom-shape>
              <draw:custom-shape draw:style-name="gr8" draw:text-style-name="P6" draw:layer="layout" svg:width="1.778cm" svg:height="2.159cm" svg:x="22.202cm" svg:y="16.091cm">
                <text:p/>
                <draw:enhanced-geometry svg:viewBox="0 0 21600 21600" draw:type="rectangle" draw:enhanced-path="M 0 0 L 21600 0 21600 21600 0 21600 0 0 Z N"/>
              </draw:custom-shape>
            </draw:g>
            <draw:custom-shape draw:style-name="gr9" draw:text-style-name="P7" draw:layer="layout" svg:width="1.501cm" svg:height="2.424cm" draw:transform="rotate (-3.14159265358979) translate (23.842cm 15.4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draw:transform="rotate (0.638615973304725) translate (22.204cm 14.9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 draw:text-style-name="P9" draw:layer="layout" svg:width="2.348cm" svg:height="2.348cm" svg:x="22.516cm" svg:y="11.87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g>
          <draw:path draw:style-name="gr12" draw:text-style-name="P1" draw:layer="layout" svg:width="5.942cm" svg:height="2.608cm" draw:transform="rotate (1.56468767441292) translate (34.4706954579432cm 18.6760604673288cm)" svg:viewBox="0 0 5943 2609" svg:d="M0 2609c3744-218 5104-1561 5943-2609">
            <text:p/>
          </draw:path>
          <draw:g>
            <draw:connector draw:style-name="gr13" draw:text-style-name="P1" draw:layer="layout" draw:type="curve" svg:x1="37.089cm" svg:y1="18.707cm" svg:x2="39.282cm" svg:y2="3.891cm" svg:d="M37089 18707c0-11112 2193-3704 2193-14816" svg:viewBox="0 0 2194 14817">
              <text:p/>
            </draw:connector>
            <draw:custom-shape draw:style-name="gr2" draw:text-style-name="P2" draw:layer="layout" svg:width="4.387cm" svg:height="4.387cm" svg:x="36.011cm" svg:y="8.856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draw:g>
              <draw:custom-shape draw:style-name="gr3" draw:text-style-name="P3" draw:layer="layout" svg:width="0.762cm" svg:height="0.381cm" draw:transform="rotate (0.563741348394168) translate (35.294cm 14.032cm)">
                <text:p/>
                <draw:enhanced-geometry svg:viewBox="0 0 21600 21600" draw:type="rectangle" draw:enhanced-path="M 0 0 L 21600 0 21600 21600 0 21600 0 0 Z N"/>
              </draw:custom-shape>
              <draw:custom-shape draw:style-name="gr4" draw:text-style-name="P3" draw:layer="layout" svg:width="2.032cm" svg:height="2.54cm" draw:transform="rotate (0.563741348394168) translate (34.962cm 14.693cm)">
                <text:p/>
                <draw:enhanced-geometry svg:viewBox="0 0 21600 21600" draw:type="rectangle" draw:enhanced-path="M 0 0 L 21600 0 21600 21600 0 21600 0 0 Z N"/>
              </draw:custom-shape>
              <draw:custom-shape draw:style-name="gr5" draw:text-style-name="P4" draw:layer="layout" svg:width="0.419cm" svg:height="1.524cm" draw:transform="rotate (0.563741348394168) translate (37.297cm 14.419cm)">
                <text:p/>
                <draw:enhanced-geometry svg:viewBox="0 0 21600 21600" draw:type="rectangle" draw:enhanced-path="M 0 0 L 21600 0 21600 21600 0 21600 0 0 Z N"/>
              </draw:custom-shape>
              <draw:custom-shape draw:style-name="gr5" draw:text-style-name="P4" draw:layer="layout" svg:width="0.419cm" svg:height="1.524cm" draw:transform="rotate (0.563741348394168) translate (35.075cm 15.824cm)">
                <text:p/>
                <draw:enhanced-geometry svg:viewBox="0 0 21600 21600" draw:type="rectangle" draw:enhanced-path="M 0 0 L 21600 0 21600 21600 0 21600 0 0 Z N"/>
              </draw:custom-shape>
              <draw:custom-shape draw:style-name="gr6" draw:text-style-name="P5" draw:layer="layout" svg:width="0.127cm" svg:height="0.127cm" draw:transform="rotate (0.563741348394168) translate (35.47cm 14.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draw:transform="rotate (0.563741348394168) translate (35.792cm 13.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draw:transform="rotate (0.563741348394168) translate (35.205cm 14.84cm)">
                <text:p/>
                <draw:enhanced-geometry svg:viewBox="0 0 21600 21600" draw:type="rectangle" draw:enhanced-path="M 0 0 L 21600 0 21600 21600 0 21600 0 0 Z N"/>
              </draw:custom-shape>
              <draw:custom-shape draw:style-name="gr8" draw:text-style-name="P6" draw:layer="layout" svg:width="1.778cm" svg:height="2.159cm" draw:transform="rotate (0.563741348394168) translate (35.205cm 14.84cm)">
                <text:p/>
                <draw:enhanced-geometry svg:viewBox="0 0 21600 21600" draw:type="rectangle" draw:enhanced-path="M 0 0 L 21600 0 21600 21600 0 21600 0 0 Z N"/>
              </draw:custom-shape>
            </draw:g>
            <draw:custom-shape draw:style-name="gr9" draw:text-style-name="P7" draw:layer="layout" svg:width="1.501cm" svg:height="2.424cm" draw:transform="rotate (-2.57785130519562) translate (36.247cm 13.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draw:transform="rotate (0.563741348394168) translate (34.731cm 13.25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path draw:style-name="gr12" draw:text-style-name="P1" draw:layer="layout" svg:width="5.942cm" svg:height="2.608cm" draw:transform="rotate (1.56468767441292) translate (5.25269545794317cm 38.4330604673288cm)" svg:viewBox="0 0 5943 2609" svg:d="M0 2609c3744-218 5104-1561 5943-2609">
            <text:p/>
          </draw:path>
          <draw:g>
            <draw:connector draw:style-name="gr13" draw:text-style-name="P1" draw:layer="layout" draw:type="curve" svg:x1="7.895cm" svg:y1="38.463cm" svg:x2="10.088cm" svg:y2="23.647cm" svg:d="M7895 38463c0-11112 2193-3704 2193-14816" svg:viewBox="0 0 2194 14817">
              <text:p/>
            </draw:connector>
            <draw:custom-shape draw:style-name="gr2" draw:text-style-name="P2" draw:layer="layout" svg:width="4.387cm" svg:height="4.387cm" svg:x="6.817cm" svg:y="28.612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path draw:style-name="gr1" draw:text-style-name="P1" draw:layer="layout" svg:width="6.46cm" svg:height="3.322cm" draw:transform="rotate (1.56468767441292) translate (4.20726432030536cm 32.5467872064609cm)" svg:viewBox="0 0 6461 3323" svg:d="M0 1181c1650-1899 5396-1727 6461 2142">
            <text:p/>
          </draw:path>
          <draw:path draw:style-name="gr14" draw:text-style-name="P1" draw:layer="layout" svg:width="6.46cm" svg:height="3.322cm" draw:transform="rotate (1.56468767441292) translate (4.20826432030536cm 32.5467872064609cm)" svg:viewBox="0 0 6461 3323" svg:d="M0 1181c1650-1899 5396-1727 6461 2142">
            <text:p/>
          </draw:path>
          <draw:g>
            <draw:g>
              <draw:custom-shape draw:style-name="gr3" draw:text-style-name="P3" draw:layer="layout" svg:width="0.762cm" svg:height="0.381cm" draw:transform="rotate (-0.565137611795764) translate (4.857cm 27.2cm)">
                <text:p/>
                <draw:enhanced-geometry svg:viewBox="0 0 21600 21600" draw:type="rectangle" draw:enhanced-path="M 0 0 L 21600 0 21600 21600 0 21600 0 0 Z N"/>
              </draw:custom-shape>
              <draw:custom-shape draw:style-name="gr4" draw:text-style-name="P3" draw:layer="layout" svg:width="2.032cm" svg:height="2.54cm" draw:transform="rotate (-0.565137611795764) translate (4.117cm 27.182cm)">
                <text:p/>
                <draw:enhanced-geometry svg:viewBox="0 0 21600 21600" draw:type="rectangle" draw:enhanced-path="M 0 0 L 21600 0 21600 21600 0 21600 0 0 Z N"/>
              </draw:custom-shape>
              <draw:custom-shape draw:style-name="gr5" draw:text-style-name="P4" draw:layer="layout" svg:width="0.419cm" svg:height="1.524cm" draw:transform="rotate (-0.565137611795764) translate (5.364cm 29.175cm)">
                <text:p/>
                <draw:enhanced-geometry svg:viewBox="0 0 21600 21600" draw:type="rectangle" draw:enhanced-path="M 0 0 L 21600 0 21600 21600 0 21600 0 0 Z N"/>
              </draw:custom-shape>
              <draw:custom-shape draw:style-name="gr5" draw:text-style-name="P4" draw:layer="layout" svg:width="0.419cm" svg:height="1.524cm" draw:transform="rotate (-0.565137611795764) translate (3.143cm 27.768cm)">
                <text:p/>
                <draw:enhanced-geometry svg:viewBox="0 0 21600 21600" draw:type="rectangle" draw:enhanced-path="M 0 0 L 21600 0 21600 21600 0 21600 0 0 Z N"/>
              </draw:custom-shape>
              <draw:custom-shape draw:style-name="gr6" draw:text-style-name="P5" draw:layer="layout" svg:width="0.127cm" svg:height="0.127cm" draw:transform="rotate (-0.565137611795764) translate (4.896cm 2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draw:transform="rotate (-0.565137611795764) translate (5.218cm 27.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draw:transform="rotate (-0.565137611795764) translate (4.088cm 27.464cm)">
                <text:p/>
                <draw:enhanced-geometry svg:viewBox="0 0 21600 21600" draw:type="rectangle" draw:enhanced-path="M 0 0 L 21600 0 21600 21600 0 21600 0 0 Z N"/>
              </draw:custom-shape>
              <draw:custom-shape draw:style-name="gr8" draw:text-style-name="P6" draw:layer="layout" svg:width="1.778cm" svg:height="2.159cm" draw:transform="rotate (-0.565137611795764) translate (4.088cm 27.464cm)">
                <text:p/>
                <draw:enhanced-geometry svg:viewBox="0 0 21600 21600" draw:type="rectangle" draw:enhanced-path="M 0 0 L 21600 0 21600 21600 0 21600 0 0 Z N"/>
              </draw:custom-shape>
            </draw:g>
            <draw:custom-shape draw:style-name="gr9" draw:text-style-name="P7" draw:layer="layout" svg:width="1.501cm" svg:height="2.424cm" draw:transform="rotate (2.57645504179403) translate (5.818cm 27.7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draw:transform="rotate (-0.565137611795764) translate (5.315cm 26.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ath draw:style-name="gr15" draw:text-style-name="P1" draw:layer="layout" svg:width="0.976cm" svg:height="1.667cm" draw:transform="rotate (1.22207954224643) translate (7.618cm 26.106cm)" svg:viewBox="0 0 977 1668" svg:d="M0 0c284 383 833 1318 977 1668">
            <text:p/>
          </draw:path>
        </draw:g>
        <draw:g>
          <draw:path draw:style-name="gr12" draw:text-style-name="P1" draw:layer="layout" svg:width="5.942cm" svg:height="2.608cm" draw:transform="rotate (1.56468767441292) translate (20.4296954579432cm 38.4340604673288cm)" svg:viewBox="0 0 5943 2609" svg:d="M0 2609c3744-218 5104-1561 5943-2609">
            <text:p/>
          </draw:path>
          <draw:g>
            <draw:connector draw:style-name="gr13" draw:text-style-name="P1" draw:layer="layout" draw:type="curve" svg:x1="23.093cm" svg:y1="38.463cm" svg:x2="25.286cm" svg:y2="23.647cm" svg:d="M23093 38463c0-11112 2193-3704 2193-14816" svg:viewBox="0 0 2194 14817">
              <text:p/>
            </draw:connector>
            <draw:custom-shape draw:style-name="gr2" draw:text-style-name="P2" draw:layer="layout" svg:width="4.387cm" svg:height="4.387cm" svg:x="22.015cm" svg:y="28.612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path draw:style-name="gr14" draw:text-style-name="P1" draw:layer="layout" svg:width="6.46cm" svg:height="3.322cm" draw:transform="rotate (1.56468767441292) translate (19.3852643203054cm 32.5467872064609cm)" svg:viewBox="0 0 6461 3323" svg:d="M0 1181c1650-1899 5396-1727 6461 2142">
            <text:p/>
          </draw:path>
          <draw:path draw:style-name="gr15" draw:text-style-name="P1" draw:layer="layout" svg:width="0.976cm" svg:height="1.667cm" draw:transform="rotate (1.22207954224643) translate (22.795cm 26.106cm)" svg:viewBox="0 0 977 1668" svg:d="M0 0c284 383 833 1318 977 1668">
            <text:p/>
          </draw:path>
          <draw:g>
            <draw:g>
              <draw:custom-shape draw:style-name="gr3" draw:text-style-name="P3" draw:layer="layout" svg:width="0.762cm" svg:height="0.381cm" draw:transform="rotate (-1.2634438455187) translate (24.956cm 24.985cm)">
                <text:p/>
                <draw:enhanced-geometry svg:viewBox="0 0 21600 21600" draw:type="rectangle" draw:enhanced-path="M 0 0 L 21600 0 21600 21600 0 21600 0 0 Z N"/>
              </draw:custom-shape>
              <draw:custom-shape draw:style-name="gr4" draw:text-style-name="P3" draw:layer="layout" svg:width="2.032cm" svg:height="2.54cm" draw:transform="rotate (-1.2634438455187) translate (24.401cm 24.495cm)">
                <text:p/>
                <draw:enhanced-geometry svg:viewBox="0 0 21600 21600" draw:type="rectangle" draw:enhanced-path="M 0 0 L 21600 0 21600 21600 0 21600 0 0 Z N"/>
              </draw:custom-shape>
              <draw:custom-shape draw:style-name="gr5" draw:text-style-name="P4" draw:layer="layout" svg:width="0.419cm" svg:height="1.524cm" draw:transform="rotate (-1.2634438455187) translate (24.073cm 26.825cm)">
                <text:p/>
                <draw:enhanced-geometry svg:viewBox="0 0 21600 21600" draw:type="rectangle" draw:enhanced-path="M 0 0 L 21600 0 21600 21600 0 21600 0 0 Z N"/>
              </draw:custom-shape>
              <draw:custom-shape draw:style-name="gr5" draw:text-style-name="P4" draw:layer="layout" svg:width="0.419cm" svg:height="1.524cm" draw:transform="rotate (-1.2634438455187) translate (23.279cm 24.319cm)">
                <text:p/>
                <draw:enhanced-geometry svg:viewBox="0 0 21600 21600" draw:type="rectangle" draw:enhanced-path="M 0 0 L 21600 0 21600 21600 0 21600 0 0 Z N"/>
              </draw:custom-shape>
              <draw:custom-shape draw:style-name="gr6" draw:text-style-name="P5" draw:layer="layout" svg:width="0.127cm" svg:height="0.127cm" draw:transform="rotate (-1.2634438455187) translate (24.873cm 25.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draw:transform="rotate (-1.2634438455187) translate (24.988cm 2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draw:transform="rotate (-1.2634438455187) translate (24.196cm 24.693cm)">
                <text:p/>
                <draw:enhanced-geometry svg:viewBox="0 0 21600 21600" draw:type="rectangle" draw:enhanced-path="M 0 0 L 21600 0 21600 21600 0 21600 0 0 Z N"/>
              </draw:custom-shape>
              <draw:custom-shape draw:style-name="gr8" draw:text-style-name="P6" draw:layer="layout" svg:width="1.778cm" svg:height="2.159cm" draw:transform="rotate (-1.2634438455187) translate (24.196cm 24.693cm)">
                <text:p/>
                <draw:enhanced-geometry svg:viewBox="0 0 21600 21600" draw:type="rectangle" draw:enhanced-path="M 0 0 L 21600 0 21600 21600 0 21600 0 0 Z N"/>
              </draw:custom-shape>
            </draw:g>
            <draw:custom-shape draw:style-name="gr9" draw:text-style-name="P7" draw:layer="layout" svg:width="1.501cm" svg:height="2.424cm" draw:transform="rotate (1.8781488080711) translate (25.306cm 26.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draw:transform="rotate (-1.2634438455187) translate (25.847cm 24.6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path draw:style-name="gr12" draw:text-style-name="P1" draw:layer="layout" svg:width="5.942cm" svg:height="2.608cm" draw:transform="rotate (1.56468767441292) translate (34.4256954579432cm 38.4340604673288cm)" svg:viewBox="0 0 5943 2609" svg:d="M0 2609c3744-218 5104-1561 5943-2609">
            <text:p/>
          </draw:path>
          <draw:g>
            <draw:connector draw:style-name="gr13" draw:text-style-name="P1" draw:layer="layout" draw:type="curve" svg:x1="37.089cm" svg:y1="38.463cm" svg:x2="39.282cm" svg:y2="23.647cm" svg:d="M37089 38463c0-11112 2193-3704 2193-14816" svg:viewBox="0 0 2194 14817">
              <text:p/>
            </draw:connector>
            <draw:custom-shape draw:style-name="gr2" draw:text-style-name="P2" draw:layer="layout" svg:width="4.387cm" svg:height="4.387cm" svg:x="36.011cm" svg:y="28.612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path draw:style-name="gr14" draw:text-style-name="P1" draw:layer="layout" svg:width="6.46cm" svg:height="3.322cm" draw:transform="rotate (1.56468767441292) translate (33.3812643203054cm 32.5467872064609cm)" svg:viewBox="0 0 6461 3323" svg:d="M0 1181c1650-1899 5396-1727 6461 2142">
            <text:p/>
          </draw:path>
          <draw:path draw:style-name="gr15" draw:text-style-name="P1" draw:layer="layout" svg:width="0.976cm" svg:height="1.667cm" draw:transform="rotate (1.22207954224643) translate (36.791cm 26.106cm)" svg:viewBox="0 0 977 1668" svg:d="M0 0c284 383 833 1318 977 1668">
            <text:p/>
          </draw:path>
          <draw:g>
            <draw:g>
              <draw:custom-shape draw:style-name="gr3" draw:text-style-name="P3" draw:layer="layout" svg:width="0.762cm" svg:height="0.381cm" draw:transform="rotate (-0.161966554585074) translate (38.911cm 23.804cm)">
                <text:p/>
                <draw:enhanced-geometry svg:viewBox="0 0 21600 21600" draw:type="rectangle" draw:enhanced-path="M 0 0 L 21600 0 21600 21600 0 21600 0 0 Z N"/>
              </draw:custom-shape>
              <draw:custom-shape draw:style-name="gr4" draw:text-style-name="P3" draw:layer="layout" svg:width="2.032cm" svg:height="2.54cm" draw:transform="rotate (-0.161966554585074) translate (38.223cm 24.077cm)">
                <text:p/>
                <draw:enhanced-geometry svg:viewBox="0 0 21600 21600" draw:type="rectangle" draw:enhanced-path="M 0 0 L 21600 0 21600 21600 0 21600 0 0 Z N"/>
              </draw:custom-shape>
              <draw:custom-shape draw:style-name="gr5" draw:text-style-name="P4" draw:layer="layout" svg:width="0.419cm" svg:height="1.524cm" draw:transform="rotate (-0.161966554585074) translate (40.153cm 25.424cm)">
                <text:p/>
                <draw:enhanced-geometry svg:viewBox="0 0 21600 21600" draw:type="rectangle" draw:enhanced-path="M 0 0 L 21600 0 21600 21600 0 21600 0 0 Z N"/>
              </draw:custom-shape>
              <draw:custom-shape draw:style-name="gr5" draw:text-style-name="P4" draw:layer="layout" svg:width="0.419cm" svg:height="1.524cm" draw:transform="rotate (-0.161966554585074) translate (37.558cm 24.999cm)">
                <text:p/>
                <draw:enhanced-geometry svg:viewBox="0 0 21600 21600" draw:type="rectangle" draw:enhanced-path="M 0 0 L 21600 0 21600 21600 0 21600 0 0 Z N"/>
              </draw:custom-shape>
              <draw:custom-shape draw:style-name="gr6" draw:text-style-name="P5" draw:layer="layout" svg:width="0.127cm" svg:height="0.127cm" draw:transform="rotate (-0.161966554585074) translate (39.016cm 2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draw:transform="rotate (-0.161966554585074) translate (39.392cm 24.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draw:transform="rotate (-0.161966554585074) translate (38.306cm 24.35cm)">
                <text:p/>
                <draw:enhanced-geometry svg:viewBox="0 0 21600 21600" draw:type="rectangle" draw:enhanced-path="M 0 0 L 21600 0 21600 21600 0 21600 0 0 Z N"/>
              </draw:custom-shape>
              <draw:custom-shape draw:style-name="gr8" draw:text-style-name="P6" draw:layer="layout" svg:width="1.778cm" svg:height="2.159cm" draw:transform="rotate (-0.161966554585074) translate (38.306cm 24.35cm)">
                <text:p/>
                <draw:enhanced-geometry svg:viewBox="0 0 21600 21600" draw:type="rectangle" draw:enhanced-path="M 0 0 L 21600 0 21600 21600 0 21600 0 0 Z N"/>
              </draw:custom-shape>
            </draw:g>
            <draw:custom-shape draw:style-name="gr9" draw:text-style-name="P7" draw:layer="layout" svg:width="1.501cm" svg:height="2.424cm" draw:transform="rotate (2.97962609900472) translate (40.028cm 23.9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draw:transform="rotate (-0.161966554585074) translate (39.003cm 22.85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page>
      <draw:page draw:name="page2" draw:style-name="dp1" draw:master-page-name="Default">
        <draw:path draw:style-name="gr12" draw:text-style-name="P1" draw:layer="layout" svg:width="4.975cm" svg:height="1.616cm" draw:transform="rotate (1.56468767441292) translate (35.4236022360921cm 38.4321197564007cm)" svg:viewBox="0 0 4976 1617" svg:d="M0 1617c3118-25 3859-877 4976-1617">
          <text:p/>
        </draw:path>
        <draw:g>
          <draw:connector draw:style-name="gr13" draw:text-style-name="P1" draw:layer="layout" draw:type="curve" svg:x1="37.089cm" svg:y1="38.463cm" svg:x2="39.282cm" svg:y2="23.647cm" svg:d="M37089 38463c0-11112 2193-3704 2193-14816" svg:viewBox="0 0 2194 14817">
            <text:p/>
          </draw:connector>
          <draw:custom-shape draw:style-name="gr2" draw:text-style-name="P2" draw:layer="layout" svg:width="4.387cm" svg:height="4.387cm" svg:x="36.011cm" svg:y="28.612cm">
            <text:p/>
            <draw:enhanced-geometry svg:viewBox="0 0 21600 21600" draw:glue-points="10800 0 3163 3163 0 10800 3163 18437 10800 21600 18437 18437 21600 10800 18437 3163" draw:text-areas="3163 3163 18437 18437" draw:type="forbidden" draw:modifiers="3790.33728350046"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path draw:style-name="gr14" draw:text-style-name="P1" draw:layer="layout" svg:width="5.634cm" svg:height="3.069cm" draw:transform="rotate (1.56468767441292) translate (33.6383951211364cm 31.7218057173003cm)" svg:viewBox="0 0 5635 3070" svg:d="M0 687c1810-1192 4563-1087 5635 2383">
          <text:p/>
        </draw:path>
        <draw:path draw:style-name="gr15" draw:text-style-name="P1" draw:layer="layout" svg:width="0.976cm" svg:height="1.667cm" draw:transform="rotate (1.22207954224643) translate (36.791cm 26.106cm)" svg:viewBox="0 0 977 1668" svg:d="M0 0c284 383 833 1318 977 1668">
          <text:p/>
        </draw:path>
        <draw:g>
          <draw:g>
            <draw:custom-shape draw:style-name="gr3" draw:text-style-name="P3" draw:layer="layout" svg:width="0.762cm" svg:height="0.381cm" draw:transform="rotate (-0.161966554585074) translate (38.911cm 23.804cm)">
              <text:p/>
              <draw:enhanced-geometry svg:viewBox="0 0 21600 21600" draw:type="rectangle" draw:enhanced-path="M 0 0 L 21600 0 21600 21600 0 21600 0 0 Z N"/>
            </draw:custom-shape>
            <draw:custom-shape draw:style-name="gr4" draw:text-style-name="P3" draw:layer="layout" svg:width="2.032cm" svg:height="2.54cm" draw:transform="rotate (-0.161966554585074) translate (38.223cm 24.077cm)">
              <text:p/>
              <draw:enhanced-geometry svg:viewBox="0 0 21600 21600" draw:type="rectangle" draw:enhanced-path="M 0 0 L 21600 0 21600 21600 0 21600 0 0 Z N"/>
            </draw:custom-shape>
            <draw:custom-shape draw:style-name="gr5" draw:text-style-name="P4" draw:layer="layout" svg:width="0.419cm" svg:height="1.524cm" draw:transform="rotate (-0.161966554585074) translate (40.153cm 25.424cm)">
              <text:p/>
              <draw:enhanced-geometry svg:viewBox="0 0 21600 21600" draw:type="rectangle" draw:enhanced-path="M 0 0 L 21600 0 21600 21600 0 21600 0 0 Z N"/>
            </draw:custom-shape>
            <draw:custom-shape draw:style-name="gr5" draw:text-style-name="P4" draw:layer="layout" svg:width="0.419cm" svg:height="1.524cm" draw:transform="rotate (-0.161966554585074) translate (37.558cm 24.999cm)">
              <text:p/>
              <draw:enhanced-geometry svg:viewBox="0 0 21600 21600" draw:type="rectangle" draw:enhanced-path="M 0 0 L 21600 0 21600 21600 0 21600 0 0 Z N"/>
            </draw:custom-shape>
            <draw:custom-shape draw:style-name="gr6" draw:text-style-name="P5" draw:layer="layout" svg:width="0.127cm" svg:height="0.127cm" draw:transform="rotate (-0.161966554585074) translate (39.016cm 2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127cm" svg:height="0.127cm" draw:transform="rotate (-0.161966554585074) translate (39.392cm 24.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778cm" svg:height="2.159cm" draw:transform="rotate (-0.161966554585074) translate (38.306cm 24.35cm)">
              <text:p/>
              <draw:enhanced-geometry svg:viewBox="0 0 21600 21600" draw:type="rectangle" draw:enhanced-path="M 0 0 L 21600 0 21600 21600 0 21600 0 0 Z N"/>
            </draw:custom-shape>
            <draw:custom-shape draw:style-name="gr8" draw:text-style-name="P6" draw:layer="layout" svg:width="1.778cm" svg:height="2.159cm" draw:transform="rotate (-0.161966554585074) translate (38.306cm 24.35cm)">
              <text:p/>
              <draw:enhanced-geometry svg:viewBox="0 0 21600 21600" draw:type="rectangle" draw:enhanced-path="M 0 0 L 21600 0 21600 21600 0 21600 0 0 Z N"/>
            </draw:custom-shape>
          </draw:g>
          <draw:custom-shape draw:style-name="gr9" draw:text-style-name="P7" draw:layer="layout" svg:width="1.501cm" svg:height="2.424cm" draw:transform="rotate (2.97962609900472) translate (40.028cm 23.9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8" draw:layer="layout" svg:width="0.889cm" svg:height="1.778cm" draw:transform="rotate (-0.161966554585074) translate (39.003cm 22.85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line draw:style-name="gr16" draw:text-style-name="P1" draw:layer="layout" svg:x1="34.325cm" svg:y1="31.723cm" svg:x2="35.455cm" svg:y2="33.45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7" draw:display-name="Gradient 17" draw:style="linear" draw:start-color="#008000" draw:end-color="#00ff00"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5T11:28:05.905071441</meta:creation-date>
    <dc:date>2018-05-03T19:39:31.751627673</dc:date>
    <meta:editing-duration>PT35M37S</meta:editing-duration>
    <meta:editing-cycles>8</meta:editing-cycles>
    <meta:generator>LibreOffice/5.1.6.2$Linux_X86_64 LibreOffice_project/10m0$Build-2</meta:generator>
    <meta:document-statistic meta:object-count="127"/>
  </office:meta>
</office:document-meta>
</file>